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6" style:family="table-column">
      <style:table-column-properties fo:break-before="auto" style:column-width="1.0827in"/>
    </style:style>
    <style:style style:name="co17" style:family="table-column">
      <style:table-column-properties fo:break-before="auto" style:column-width="6.5543in"/>
    </style:style>
    <style:style style:name="co18" style:family="table-column">
      <style:table-column-properties fo:break-before="auto" style:column-width="2.866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711in"/>
    </style:style>
    <style:style style:name="co21" style:family="table-column">
      <style:table-column-properties fo:break-before="auto" style:column-width="8.5591in"/>
    </style:style>
    <style:style style:name="co22" style:family="table-column">
      <style:table-column-properties fo:break-before="auto" style:column-width="4.9346in"/>
    </style:style>
    <style:style style:name="co23" style:family="table-column">
      <style:table-column-properties fo:break-before="auto" style:column-width="7.8189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4.0346in"/>
    </style:style>
    <style:style style:name="co26" style:family="table-column">
      <style:table-column-properties fo:break-before="auto" style:column-width="6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Archetyp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Morale</text:p>
          </table:table-cell>
          <table:table-cell table:style-name="ce4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table:table-column table:style-name="co19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4" office:value-type="string" calcext:value-type="string">
            <text:p>Support Class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style-name="ce4" office:value-type="string" calcext:value-type="string">
            <text:p>Robot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4" office:value-type="string" calcext:value-type="string">
            <text:p>Milk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4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4" office:value-type="string" calcext:value-type="string">
            <text:p>Hero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4" office:value-type="string" calcext:value-type="string">
            <text:p>Hostage</text:p>
          </table:table-cell>
          <table:table-cell table:number-columns-repeated="2"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Factor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4" office:value-type="string" calcext:value-type="string">
            <text:p>Pasta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4" office:value-type="string" calcext:value-type="string">
            <text:p>Ninj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4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4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4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4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4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style-name="ce4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i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Archetypes</text:p>
          </table:table-cell>
          <table:table-cell table:style-name="ce4" office:value-type="string" calcext:value-type="string">
            <text:p>Cost</text:p>
          </table:table-cell>
          <table:table-cell table:style-name="ce4" office:value-type="string" calcext:value-type="string">
            <text:p>Effect</text:p>
          </table:table-cell>
          <table:table-cell table:style-name="ce4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4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Not sure which clown I’ll count this as (was originally Mute Mischief Mime)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29T15:08:34.634072526</dc:date>
    <meta:editing-duration>PT18H30M50S</meta:editing-duration>
    <meta:editing-cycles>214</meta:editing-cycles>
    <meta:document-statistic meta:table-count="9" meta:cell-count="1025" meta:object-count="0"/>
  </office:meta>
</office:document-meta>
</file>